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2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Inter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Inter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you are still feeling lost with no idea what to do for your project, here’s an idea for an extremely simple project:</text:p>
      <text:list xml:id="list3076807836" text:style-name="L2">
        <text:list-item>
          <text:p text:style-name="P2">There are three different colored shapes that inherit from a base “shape” class (inheritance).</text:p>
        </text:list-item>
        <text:list-item>
          <text:p text:style-name="P2">When you click on each shape, it prints something different to the screen through an overriden DisplayText() function (polymorphism).</text:p>
        </text:list-item>
        <text:list-item>
          <text:p text:style-name="P2">Each shape contains data, such as its name or color, which are stored as properties with getters and setters (encapsulation).</text:p>
        </text:list-item>
        <text:list-item>
          <text:p text:style-name="P3"><text:span text:style-name="T1">Code is organized in a way that reduces duplicate code through higher level methods (abstraction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2:16:00.321000000</meta:creation-date>
    <dc:date>2022-05-30T12:16:56.020000000</dc:date>
    <meta:editing-duration>PT55S</meta:editing-duration>
    <meta:editing-cycles>1</meta:editing-cycles>
    <meta:document-statistic meta:table-count="0" meta:image-count="0" meta:object-count="0" meta:page-count="1" meta:paragraph-count="5" meta:word-count="95" meta:character-count="573" meta:non-whitespace-character-count="487"/>
    <meta:generator>LibreOffice/7.1.5.2$Windows_X86_64 LibreOffice_project/85f04e9f809797b8199d13c421bd8a2b025d52b5</meta:generator>
  </office:meta>
</office:document-meta>
</file>